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88.24pt"/>
    </style:style>
    <style:style style:name="co10" style:family="table-column">
      <style:table-column-properties fo:break-before="auto" style:column-width="91.3pt"/>
    </style:style>
    <style:style style:name="co11" style:family="table-column">
      <style:table-column-properties fo:break-before="auto" style:column-width="94.39pt"/>
    </style:style>
    <style:style style:name="co12" style:family="table-column">
      <style:table-column-properties fo:break-before="auto" style:column-width="64.8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74.35pt"/>
    </style:style>
    <style:style style:name="co16" style:family="table-column">
      <style:table-column-properties fo:break-before="auto" style:column-width="75.86pt"/>
    </style:style>
    <style:style style:name="co17" style:family="table-column">
      <style:table-column-properties fo:break-before="auto" style:column-width="94.14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55.05pt"/>
    </style:style>
    <style:style style:name="co20" style:family="table-column">
      <style:table-column-properties fo:break-before="auto" style:column-width="102.1pt"/>
    </style:style>
    <style:style style:name="co21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skCompletionsEDF" table:style-name="ta1">
        <table:shapes>
          <draw:frame draw:z-index="0" draw:style-name="gr1" draw:text-style-name="P1" svg:width="453.51pt" svg:height="255.09pt" svg:x="2.83pt" svg:y="143.66pt">
            <loext:p draw:notify-on-update-of-ranges="TaskCompletionsEDF.A1:TaskCompletionsEDF.A1 TaskCompletionsEDF.A2:TaskCompletionsEDF.A11 TaskCompletionsEDF.B1:TaskCompletionsEDF.B1 TaskCompletionsEDF.B2:TaskCompletionsEDF.B11 TaskCompletionsEDF.C1:TaskCompletionsEDF.C1 TaskCompletionsEDF.C2:TaskCompletionsEDF.C11 TaskCompletionsEDF.D1:TaskCompletionsEDF.D1 TaskCompletionsEDF.D2:TaskCompletionsEDF.D11 TaskCompletionsEDF.E1:TaskCompletionsEDF.E1 TaskCompletionsEDF.E2:TaskCompletionsEDF.E1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och (100000000 cycles)</text:p>
          </table:table-cell>
          <table:table-cell office:value-type="string" calcext:value-type="string">
            <text:p>NN trained against EDF</text:p>
          </table:table-cell>
          <table:table-cell office:value-type="string" calcext:value-type="string">
            <text:p>NN trained against RM</text:p>
          </table:table-cell>
          <table:table-cell office:value-type="string" calcext:value-type="string">
            <text:p>EDF</text:p>
          </table:table-cell>
          <table:table-cell office:value-type="string" calcext:value-type="string">
            <text:p>R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6" calcext:value-type="float">
            <text:p>276</text:p>
          </table:table-cell>
          <table:table-cell/>
        </table:table-row>
      </table:table>
      <table:table table:name="EDF" table:style-name="ta1">
        <table:shapes>
          <draw:frame draw:z-index="0" draw:style-name="gr1" draw:text-style-name="P1" svg:width="438.26pt" svg:height="255.09pt" svg:x="11.68pt" svg:y="382.34pt">
            <loext:p draw:notify-on-update-of-ranges="EDF.A2:EDF.A17 EDF.B1:EDF.B1 EDF.B2:EDF.B17 EDF.C1:EDF.C1 EDF.C2:EDF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.96pt" svg:y="1184.17pt">
            <loext:p draw:notify-on-update-of-ranges="EDF.A2:EDF.A17 EDF.H1:EDF.H1 EDF.H2:EDF.H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.71pt" svg:y="913.15pt">
            <loext:p draw:notify-on-update-of-ranges="EDF.A2:EDF.A17 EDF.F1:EDF.F1 EDF.F2:EDF.F17 EDF.G1:EDF.G1 EDF.G2:EDF.G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1.92pt" svg:height="255.09pt" svg:x="8.19pt" svg:y="648.14pt">
            <loext:p draw:notify-on-update-of-ranges="EDF.A2:EDF.A17 EDF.A2:EDF.A17 EDF.I1:EDF.I1 EDF.I2:EDF.I17 EDF.A2:EDF.A17 EDF.J1:EDF.J1 EDF.J2:EDF.J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Abortions (NN)</text:p>
          </table:table-cell>
          <table:table-cell office:value-type="string" calcext:value-type="string">
            <text:p>Abortions (EDF)</text:p>
          </table:table-cell>
          <table:table-cell office:value-type="string" calcext:value-type="string">
            <text:p>Terminations (NN)</text:p>
          </table:table-cell>
          <table:table-cell office:value-type="string" calcext:value-type="string">
            <text:p>Terminations (EDF)</text:p>
          </table:table-cell>
          <table:table-cell office:value-type="string" calcext:value-type="string">
            <text:p>Preemptions (NN)</text:p>
          </table:table-cell>
          <table:table-cell office:value-type="string" calcext:value-type="string">
            <text:p>Preemptions (EDF)</text:p>
          </table:table-cell>
          <table:table-cell office:value-type="string" calcext:value-type="string">
            <text:p>Ratio (NN)</text:p>
          </table:table-cell>
          <table:table-cell office:value-type="string" calcext:value-type="string">
            <text:p>Avg Task Time (EDF)</text:p>
          </table:table-cell>
          <table:table-cell office:value-type="string" calcext:value-type="string">
            <text:p>Avg Task Time (NN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[.B2]/[.A2]" office:value-type="float" office:value="0.0107913669064748" calcext:value-type="float">
            <text:p>0.0107913669</text:p>
          </table:table-cell>
          <table:table-cell office:value-type="float" office:value="5441708" calcext:value-type="float">
            <text:p>5441708</text:p>
          </table:table-cell>
          <table:table-cell office:value-type="float" office:value="5355441" calcext:value-type="float">
            <text:p>535544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53" calcext:value-type="float">
            <text:p>553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table:formula="of:=[.B3]/[.A3]" office:value-type="float" office:value="0.0108303249097473" calcext:value-type="float">
            <text:p>0.0108303249</text:p>
          </table:table-cell>
          <table:table-cell office:value-type="float" office:value="5439289" calcext:value-type="float">
            <text:p>5439289</text:p>
          </table:table-cell>
          <table:table-cell office:value-type="float" office:value="5368543" calcext:value-type="float">
            <text:p>536854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829" calcext:value-type="float">
            <text:p>829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table:formula="of:=[.B4]/[.A4]" office:value-type="float" office:value="0.0120336943441637" calcext:value-type="float">
            <text:p>0.0120336943</text:p>
          </table:table-cell>
          <table:table-cell office:value-type="float" office:value="5440433" calcext:value-type="float">
            <text:p>5440433</text:p>
          </table:table-cell>
          <table:table-cell office:value-type="float" office:value="5297794" calcext:value-type="float">
            <text:p>529779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office:value-type="float" office:value="532" calcext:value-type="float">
            <text:p>532</text:p>
          </table:table-cell>
          <table:table-cell table:formula="of:=[.B5]/[.A5]" office:value-type="float" office:value="0.00993676603432701" calcext:value-type="float">
            <text:p>0.009936766</text:p>
          </table:table-cell>
          <table:table-cell office:value-type="float" office:value="5440856" calcext:value-type="float">
            <text:p>5440856</text:p>
          </table:table-cell>
          <table:table-cell office:value-type="float" office:value="5422736" calcext:value-type="float">
            <text:p>5422736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1381" calcext:value-type="float">
            <text:p>1381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table:formula="of:=[.B6]/[.A6]" office:value-type="float" office:value="0.012292118582791" calcext:value-type="float">
            <text:p>0.0122921186</text:p>
          </table:table-cell>
          <table:table-cell office:value-type="float" office:value="5439988" calcext:value-type="float">
            <text:p>5439988</text:p>
          </table:table-cell>
          <table:table-cell office:value-type="float" office:value="5396673" calcext:value-type="float">
            <text:p>539667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634" calcext:value-type="float">
            <text:p>1634</text:p>
          </table:table-cell>
          <table:table-cell office:value-type="float" office:value="1657" calcext:value-type="float">
            <text:p>1657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table:formula="of:=[.B7]/[.A7]" office:value-type="float" office:value="0.013855421686747" calcext:value-type="float">
            <text:p>0.0138554217</text:p>
          </table:table-cell>
          <table:table-cell office:value-type="float" office:value="5440393" calcext:value-type="float">
            <text:p>5440393</text:p>
          </table:table-cell>
          <table:table-cell office:value-type="float" office:value="5379391" calcext:value-type="float">
            <text:p>537939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1934" calcext:value-type="float">
            <text:p>1934</text:p>
          </table:table-cell>
          <table:table-cell office:value-type="float" office:value="903" calcext:value-type="float">
            <text:p>903</text:p>
          </table:table-cell>
          <table:table-cell office:value-type="float" office:value="932" calcext:value-type="float">
            <text:p>932</text:p>
          </table:table-cell>
          <table:table-cell table:formula="of:=[.B8]/[.A8]" office:value-type="float" office:value="0.0134297520661157" calcext:value-type="float">
            <text:p>0.0134297521</text:p>
          </table:table-cell>
          <table:table-cell office:value-type="float" office:value="5440019" calcext:value-type="float">
            <text:p>5440019</text:p>
          </table:table-cell>
          <table:table-cell office:value-type="float" office:value="5375152" calcext:value-type="float">
            <text:p>5375152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84" calcext:value-type="float">
            <text:p>2184</text:p>
          </table:table-cell>
          <table:table-cell office:value-type="float" office:value="2210" calcext:value-type="float">
            <text:p>2210</text:p>
          </table:table-cell>
          <table:table-cell office:value-type="float" office:value="1027" calcext:value-type="float">
            <text:p>1027</text:p>
          </table:table-cell>
          <table:table-cell office:value-type="float" office:value="1066" calcext:value-type="float">
            <text:p>1066</text:p>
          </table:table-cell>
          <table:table-cell table:formula="of:=[.B9]/[.A9]" office:value-type="float" office:value="0.0117593848937133" calcext:value-type="float">
            <text:p>0.0117593849</text:p>
          </table:table-cell>
          <table:table-cell office:value-type="float" office:value="5440371" calcext:value-type="float">
            <text:p>5440371</text:p>
          </table:table-cell>
          <table:table-cell office:value-type="float" office:value="5396934" calcext:value-type="float">
            <text:p>539693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office:value-type="float" office:value="2486" calcext:value-type="float">
            <text:p>2486</text:p>
          </table:table-cell>
          <table:table-cell office:value-type="float" office:value="1153" calcext:value-type="float">
            <text:p>1153</text:p>
          </table:table-cell>
          <table:table-cell office:value-type="float" office:value="1197" calcext:value-type="float">
            <text:p>1197</text:p>
          </table:table-cell>
          <table:table-cell table:formula="of:=[.B10]/[.A10]" office:value-type="float" office:value="0.0120578778135048" calcext:value-type="float">
            <text:p>0.0120578778</text:p>
          </table:table-cell>
          <table:table-cell office:value-type="float" office:value="5450271" calcext:value-type="float">
            <text:p>5450271</text:p>
          </table:table-cell>
          <table:table-cell office:value-type="float" office:value="5442413" calcext:value-type="float">
            <text:p>544241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2762" calcext:value-type="float">
            <text:p>2762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table:formula="of:=[.B11]/[.A11]" office:value-type="float" office:value="0.0119392185238784" calcext:value-type="float">
            <text:p>0.0119392185</text:p>
          </table:table-cell>
          <table:table-cell office:value-type="float" office:value="5440289" calcext:value-type="float">
            <text:p>5440289</text:p>
          </table:table-cell>
          <table:table-cell office:value-type="float" office:value="5369193" calcext:value-type="float">
            <text:p>536919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01" calcext:value-type="float">
            <text:p>3001</text:p>
          </table:table-cell>
          <table:table-cell office:value-type="float" office:value="3039" calcext:value-type="float">
            <text:p>3039</text:p>
          </table:table-cell>
          <table:table-cell office:value-type="float" office:value="1416" calcext:value-type="float">
            <text:p>1416</text:p>
          </table:table-cell>
          <table:table-cell office:value-type="float" office:value="1466" calcext:value-type="float">
            <text:p>1466</text:p>
          </table:table-cell>
          <table:table-cell table:formula="of:=[.B12]/[.A12]" office:value-type="float" office:value="0.0125" calcext:value-type="float">
            <text:p>0.0125</text:p>
          </table:table-cell>
          <table:table-cell office:value-type="float" office:value="5440723" calcext:value-type="float">
            <text:p>5440723</text:p>
          </table:table-cell>
          <table:table-cell office:value-type="float" office:value="5340073" calcext:value-type="float">
            <text:p>5340073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3314" calcext:value-type="float">
            <text:p>3314</text:p>
          </table:table-cell>
          <table:table-cell office:value-type="float" office:value="1578" calcext:value-type="float">
            <text:p>1578</text:p>
          </table:table-cell>
          <table:table-cell office:value-type="float" office:value="1600" calcext:value-type="float">
            <text:p>1600</text:p>
          </table:table-cell>
          <table:table-cell table:formula="of:=[.B13]/[.A13]" office:value-type="float" office:value="0.00994874886946036" calcext:value-type="float">
            <text:p>0.0099487489</text:p>
          </table:table-cell>
          <table:table-cell office:value-type="float" office:value="5442433" calcext:value-type="float">
            <text:p>5442433</text:p>
          </table:table-cell>
          <table:table-cell office:value-type="float" office:value="5420437" calcext:value-type="float">
            <text:p>5420437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547" calcext:value-type="float">
            <text:p>3547</text:p>
          </table:table-cell>
          <table:table-cell office:value-type="float" office:value="3591" calcext:value-type="float">
            <text:p>3591</text:p>
          </table:table-cell>
          <table:table-cell office:value-type="float" office:value="1687" calcext:value-type="float">
            <text:p>1687</text:p>
          </table:table-cell>
          <table:table-cell office:value-type="float" office:value="1734" calcext:value-type="float">
            <text:p>1734</text:p>
          </table:table-cell>
          <table:table-cell table:formula="of:=[.B14]/[.A14]" office:value-type="float" office:value="0.0122460339549123" calcext:value-type="float">
            <text:p>0.012246034</text:p>
          </table:table-cell>
          <table:table-cell office:value-type="float" office:value="5440555" calcext:value-type="float">
            <text:p>5440555</text:p>
          </table:table-cell>
          <table:table-cell office:value-type="float" office:value="5350855" calcext:value-type="float">
            <text:p>535085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814" calcext:value-type="float">
            <text:p>3814</text:p>
          </table:table-cell>
          <table:table-cell office:value-type="float" office:value="3867" calcext:value-type="float">
            <text:p>3867</text:p>
          </table:table-cell>
          <table:table-cell office:value-type="float" office:value="1802" calcext:value-type="float">
            <text:p>1802</text:p>
          </table:table-cell>
          <table:table-cell office:value-type="float" office:value="1866" calcext:value-type="float">
            <text:p>1866</text:p>
          </table:table-cell>
          <table:table-cell table:formula="of:=[.B15]/[.A15]" office:value-type="float" office:value="0.0136986301369863" calcext:value-type="float">
            <text:p>0.0136986301</text:p>
          </table:table-cell>
          <table:table-cell office:value-type="float" office:value="5440020" calcext:value-type="float">
            <text:p>5440020</text:p>
          </table:table-cell>
          <table:table-cell office:value-type="float" office:value="5363968" calcext:value-type="float">
            <text:p>5363968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089" calcext:value-type="float">
            <text:p>4089</text:p>
          </table:table-cell>
          <table:table-cell office:value-type="float" office:value="4143" calcext:value-type="float">
            <text:p>4143</text:p>
          </table:table-cell>
          <table:table-cell office:value-type="float" office:value="1921" calcext:value-type="float">
            <text:p>1921</text:p>
          </table:table-cell>
          <table:table-cell office:value-type="float" office:value="1998" calcext:value-type="float">
            <text:p>1998</text:p>
          </table:table-cell>
          <table:table-cell table:formula="of:=[.B16]/[.A16]" office:value-type="float" office:value="0.0130277442702051" calcext:value-type="float">
            <text:p>0.0130277443</text:p>
          </table:table-cell>
          <table:table-cell office:value-type="float" office:value="5441628" calcext:value-type="float">
            <text:p>5441628</text:p>
          </table:table-cell>
          <table:table-cell office:value-type="float" office:value="5377401" calcext:value-type="float">
            <text:p>537740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371" calcext:value-type="float">
            <text:p>4371</text:p>
          </table:table-cell>
          <table:table-cell office:value-type="float" office:value="4419" calcext:value-type="float">
            <text:p>4419</text:p>
          </table:table-cell>
          <table:table-cell office:value-type="float" office:value="2084" calcext:value-type="float">
            <text:p>2084</text:p>
          </table:table-cell>
          <table:table-cell office:value-type="float" office:value="2134" calcext:value-type="float">
            <text:p>2134</text:p>
          </table:table-cell>
          <table:table-cell table:formula="of:=[.B17]/[.A17]" office:value-type="float" office:value="0.0108572721103823" calcext:value-type="float">
            <text:p>0.0108572721</text:p>
          </table:table-cell>
          <table:table-cell office:value-type="float" office:value="5441628" calcext:value-type="float">
            <text:p>5441628</text:p>
          </table:table-cell>
          <table:table-cell office:value-type="float" office:value="5359120" calcext:value-type="float">
            <text:p>5359120</text:p>
          </table:table-cell>
        </table:table-row>
      </table:table>
      <table:table table:name="RM" table:style-name="ta1">
        <table:shapes>
          <draw:frame draw:z-index="0" draw:style-name="gr1" draw:text-style-name="P1" svg:width="486.65pt" svg:height="255.23pt" svg:x="0pt" svg:y="624.19pt">
            <loext:p draw:notify-on-update-of-ranges="RM.A2:RM.A17 RM.B1:RM.B1 RM.B2:RM.B17 RM.C1:RM.C1 RM.C2:RM.C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70.1pt" svg:height="255.09pt" svg:x="12.93pt" svg:y="1148.06pt">
            <loext:p draw:notify-on-update-of-ranges="RM.A2:RM.A17 RM.H1:RM.H1 RM.H2:RM.H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72.48pt" svg:height="255.09pt" svg:x="11.51pt" svg:y="882.26pt">
            <loext:p draw:notify-on-update-of-ranges="RM.A2:RM.A17 RM.F1:RM.F1 RM.F2:RM.F17 RM.G1:RM.G1 RM.G2:RM.G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53.51pt" svg:height="255.09pt" svg:x="29.85pt" svg:y="311.53pt">
            <loext:p draw:notify-on-update-of-ranges="RM.A2:RM.A17 RM.A2:RM.A17 RM.I1:RM.I1 RM.I2:RM.I17 RM.A2:RM.A17 RM.J1:RM.J1 RM.J2:RM.J1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Activations</text:p>
          </table:table-cell>
          <table:table-cell office:value-type="string" calcext:value-type="string">
            <text:p>Abortions (NN)</text:p>
          </table:table-cell>
          <table:table-cell office:value-type="string" calcext:value-type="string">
            <text:p>Abortions (RM)</text:p>
          </table:table-cell>
          <table:table-cell office:value-type="string" calcext:value-type="string">
            <text:p>Terminations (NN)</text:p>
          </table:table-cell>
          <table:table-cell office:value-type="string" calcext:value-type="string">
            <text:p>Terminations (RM)</text:p>
          </table:table-cell>
          <table:table-cell office:value-type="string" calcext:value-type="string">
            <text:p>Preemptions (NN)</text:p>
          </table:table-cell>
          <table:table-cell office:value-type="string" calcext:value-type="string">
            <text:p>Preemptions (RM)</text:p>
          </table:table-cell>
          <table:table-cell office:value-type="string" calcext:value-type="string">
            <text:p>Ratio (NN)</text:p>
          </table:table-cell>
          <table:table-cell office:value-type="string" calcext:value-type="string">
            <text:p>Avg Task Time (RM)</text:p>
          </table:table-cell>
          <table:table-cell office:value-type="string" calcext:value-type="string">
            <text:p>Avg Task Time (NN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formula="of:=[.B2]/[.A2]" office:value-type="float" office:value="0.00719424460431655" calcext:value-type="float">
            <text:p>0.0071942446</text:p>
          </table:table-cell>
          <table:table-cell office:value-type="float" office:value="5640115" calcext:value-type="float">
            <text:p>5640115</text:p>
          </table:table-cell>
          <table:table-cell office:value-type="float" office:value="5379310" calcext:value-type="float">
            <text:p>53793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553" calcext:value-type="float">
            <text:p>553</text:p>
          </table:table-cell>
          <table:table-cell office:value-type="float" office:value="256" calcext:value-type="float">
            <text:p>256</text:p>
          </table:table-cell>
          <table:table-cell office:value-type="float" office:value="275" calcext:value-type="float">
            <text:p>275</text:p>
          </table:table-cell>
          <table:table-cell table:formula="of:=[.B3]/[.A3]" office:value-type="float" office:value="0.0144404332129964" calcext:value-type="float">
            <text:p>0.0144404332</text:p>
          </table:table-cell>
          <table:table-cell office:value-type="float" office:value="5639684" calcext:value-type="float">
            <text:p>5639684</text:p>
          </table:table-cell>
          <table:table-cell office:value-type="float" office:value="5377703" calcext:value-type="float">
            <text:p>537770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416" calcext:value-type="float">
            <text:p>416</text:p>
          </table:table-cell>
          <table:table-cell office:value-type="float" office:value="390" calcext:value-type="float">
            <text:p>390</text:p>
          </table:table-cell>
          <table:table-cell office:value-type="float" office:value="416" calcext:value-type="float">
            <text:p>416</text:p>
          </table:table-cell>
          <table:table-cell table:formula="of:=[.B4]/[.A4]" office:value-type="float" office:value="0.0108303249097473" calcext:value-type="float">
            <text:p>0.0108303249</text:p>
          </table:table-cell>
          <table:table-cell office:value-type="float" office:value="5664259" calcext:value-type="float">
            <text:p>5664259</text:p>
          </table:table-cell>
          <table:table-cell office:value-type="float" office:value="5349090" calcext:value-type="float">
            <text:p>534909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 office:value-type="float" office:value="1105" calcext:value-type="float">
            <text:p>1105</text:p>
          </table:table-cell>
          <table:table-cell office:value-type="float" office:value="512" calcext:value-type="float">
            <text:p>512</text:p>
          </table:table-cell>
          <table:table-cell office:value-type="float" office:value="553" calcext:value-type="float">
            <text:p>553</text:p>
          </table:table-cell>
          <table:table-cell table:formula="of:=[.B5]/[.A5]" office:value-type="float" office:value="0.013550135501355" calcext:value-type="float">
            <text:p>0.0135501355</text:p>
          </table:table-cell>
          <table:table-cell office:value-type="float" office:value="5640615" calcext:value-type="float">
            <text:p>5640615</text:p>
          </table:table-cell>
          <table:table-cell office:value-type="float" office:value="5400793" calcext:value-type="float">
            <text:p>540079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1381" calcext:value-type="float">
            <text:p>1381</text:p>
          </table:table-cell>
          <table:table-cell office:value-type="float" office:value="647" calcext:value-type="float">
            <text:p>647</text:p>
          </table:table-cell>
          <table:table-cell office:value-type="float" office:value="691" calcext:value-type="float">
            <text:p>691</text:p>
          </table:table-cell>
          <table:table-cell table:formula="of:=[.B6]/[.A6]" office:value-type="float" office:value="0.0101229211858279" calcext:value-type="float">
            <text:p>0.0101229212</text:p>
          </table:table-cell>
          <table:table-cell office:value-type="float" office:value="5638540" calcext:value-type="float">
            <text:p>5638540</text:p>
          </table:table-cell>
          <table:table-cell office:value-type="float" office:value="5379009" calcext:value-type="float">
            <text:p>537900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office:value-type="float" office:value="1657" calcext:value-type="float">
            <text:p>1657</text:p>
          </table:table-cell>
          <table:table-cell office:value-type="float" office:value="776" calcext:value-type="float">
            <text:p>776</text:p>
          </table:table-cell>
          <table:table-cell office:value-type="float" office:value="830" calcext:value-type="float">
            <text:p>830</text:p>
          </table:table-cell>
          <table:table-cell table:formula="of:=[.B7]/[.A7]" office:value-type="float" office:value="0.0120481927710843" calcext:value-type="float">
            <text:p>0.0120481928</text:p>
          </table:table-cell>
          <table:table-cell office:value-type="float" office:value="5640806" calcext:value-type="float">
            <text:p>5640806</text:p>
          </table:table-cell>
          <table:table-cell office:value-type="float" office:value="5395239" calcext:value-type="float">
            <text:p>5395239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1934" calcext:value-type="float">
            <text:p>1934</text:p>
          </table:table-cell>
          <table:table-cell office:value-type="float" office:value="900" calcext:value-type="float">
            <text:p>900</text:p>
          </table:table-cell>
          <table:table-cell office:value-type="float" office:value="966" calcext:value-type="float">
            <text:p>966</text:p>
          </table:table-cell>
          <table:table-cell table:formula="of:=[.B8]/[.A8]" office:value-type="float" office:value="0.012396694214876" calcext:value-type="float">
            <text:p>0.0123966942</text:p>
          </table:table-cell>
          <table:table-cell office:value-type="float" office:value="5638667" calcext:value-type="float">
            <text:p>5638667</text:p>
          </table:table-cell>
          <table:table-cell office:value-type="float" office:value="5364924" calcext:value-type="float">
            <text:p>5364924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181" calcext:value-type="float">
            <text:p>2181</text:p>
          </table:table-cell>
          <table:table-cell office:value-type="float" office:value="2210" calcext:value-type="float">
            <text:p>2210</text:p>
          </table:table-cell>
          <table:table-cell office:value-type="float" office:value="1025" calcext:value-type="float">
            <text:p>1025</text:p>
          </table:table-cell>
          <table:table-cell office:value-type="float" office:value="1105" calcext:value-type="float">
            <text:p>1105</text:p>
          </table:table-cell>
          <table:table-cell table:formula="of:=[.B9]/[.A9]" office:value-type="float" office:value="0.013116236996834" calcext:value-type="float">
            <text:p>0.013116237</text:p>
          </table:table-cell>
          <table:table-cell office:value-type="float" office:value="5639058" calcext:value-type="float">
            <text:p>5639058</text:p>
          </table:table-cell>
          <table:table-cell office:value-type="float" office:value="5380210" calcext:value-type="float">
            <text:p>538021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2486" calcext:value-type="float">
            <text:p>2486</text:p>
          </table:table-cell>
          <table:table-cell office:value-type="float" office:value="1159" calcext:value-type="float">
            <text:p>1159</text:p>
          </table:table-cell>
          <table:table-cell office:value-type="float" office:value="1242" calcext:value-type="float">
            <text:p>1242</text:p>
          </table:table-cell>
          <table:table-cell table:formula="of:=[.B10]/[.A10]" office:value-type="float" office:value="0.0112540192926045" calcext:value-type="float">
            <text:p>0.0112540193</text:p>
          </table:table-cell>
          <table:table-cell office:value-type="float" office:value="5650994" calcext:value-type="float">
            <text:p>5650994</text:p>
          </table:table-cell>
          <table:table-cell office:value-type="float" office:value="5361467" calcext:value-type="float">
            <text:p>5361467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2762" calcext:value-type="float">
            <text:p>2762</text:p>
          </table:table-cell>
          <table:table-cell office:value-type="float" office:value="1293" calcext:value-type="float">
            <text:p>1293</text:p>
          </table:table-cell>
          <table:table-cell office:value-type="float" office:value="1381" calcext:value-type="float">
            <text:p>1381</text:p>
          </table:table-cell>
          <table:table-cell table:formula="of:=[.B11]/[.A11]" office:value-type="float" office:value="0.0130246020260492" calcext:value-type="float">
            <text:p>0.013024602</text:p>
          </table:table-cell>
          <table:table-cell office:value-type="float" office:value="5645355" calcext:value-type="float">
            <text:p>5645355</text:p>
          </table:table-cell>
          <table:table-cell office:value-type="float" office:value="5368292" calcext:value-type="float">
            <text:p>536829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3039" calcext:value-type="float">
            <text:p>3039</text:p>
          </table:table-cell>
          <table:table-cell office:value-type="float" office:value="1422" calcext:value-type="float">
            <text:p>1422</text:p>
          </table:table-cell>
          <table:table-cell office:value-type="float" office:value="1520" calcext:value-type="float">
            <text:p>1520</text:p>
          </table:table-cell>
          <table:table-cell table:formula="of:=[.B12]/[.A12]" office:value-type="float" office:value="0.0111842105263158" calcext:value-type="float">
            <text:p>0.0111842105</text:p>
          </table:table-cell>
          <table:table-cell office:value-type="float" office:value="5643438" calcext:value-type="float">
            <text:p>5643438</text:p>
          </table:table-cell>
          <table:table-cell office:value-type="float" office:value="5368807" calcext:value-type="float">
            <text:p>5368807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76" calcext:value-type="float">
            <text:p>3276</text:p>
          </table:table-cell>
          <table:table-cell office:value-type="float" office:value="3314" calcext:value-type="float">
            <text:p>3314</text:p>
          </table:table-cell>
          <table:table-cell office:value-type="float" office:value="1554" calcext:value-type="float">
            <text:p>1554</text:p>
          </table:table-cell>
          <table:table-cell office:value-type="float" office:value="1658" calcext:value-type="float">
            <text:p>1658</text:p>
          </table:table-cell>
          <table:table-cell table:formula="of:=[.B13]/[.A13]" office:value-type="float" office:value="0.0114561350618028" calcext:value-type="float">
            <text:p>0.0114561351</text:p>
          </table:table-cell>
          <table:table-cell office:value-type="float" office:value="5642288" calcext:value-type="float">
            <text:p>5642288</text:p>
          </table:table-cell>
          <table:table-cell office:value-type="float" office:value="5390636" calcext:value-type="float">
            <text:p>5390636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54" calcext:value-type="float">
            <text:p>3554</text:p>
          </table:table-cell>
          <table:table-cell office:value-type="float" office:value="3591" calcext:value-type="float">
            <text:p>3591</text:p>
          </table:table-cell>
          <table:table-cell office:value-type="float" office:value="1680" calcext:value-type="float">
            <text:p>1680</text:p>
          </table:table-cell>
          <table:table-cell office:value-type="float" office:value="1796" calcext:value-type="float">
            <text:p>1796</text:p>
          </table:table-cell>
          <table:table-cell table:formula="of:=[.B14]/[.A14]" office:value-type="float" office:value="0.0102978012802672" calcext:value-type="float">
            <text:p>0.0102978013</text:p>
          </table:table-cell>
          <table:table-cell office:value-type="float" office:value="5641520" calcext:value-type="float">
            <text:p>5641520</text:p>
          </table:table-cell>
          <table:table-cell office:value-type="float" office:value="5406230" calcext:value-type="float">
            <text:p>540623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823" calcext:value-type="float">
            <text:p>3823</text:p>
          </table:table-cell>
          <table:table-cell office:value-type="float" office:value="1935" calcext:value-type="float">
            <text:p>1935</text:p>
          </table:table-cell>
          <table:table-cell office:value-type="float" office:value="1807" calcext:value-type="float">
            <text:p>1807</text:p>
          </table:table-cell>
          <table:table-cell office:value-type="float" office:value="1935" calcext:value-type="float">
            <text:p>1935</text:p>
          </table:table-cell>
          <table:table-cell table:formula="of:=[.B15]/[.A15]" office:value-type="float" office:value="0.0113724476608943" calcext:value-type="float">
            <text:p>0.0113724477</text:p>
          </table:table-cell>
          <table:table-cell office:value-type="float" office:value="5639607" calcext:value-type="float">
            <text:p>5639607</text:p>
          </table:table-cell>
          <table:table-cell office:value-type="float" office:value="5388481" calcext:value-type="float">
            <text:p>5388481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094" calcext:value-type="float">
            <text:p>4094</text:p>
          </table:table-cell>
          <table:table-cell office:value-type="float" office:value="4143" calcext:value-type="float">
            <text:p>4143</text:p>
          </table:table-cell>
          <table:table-cell office:value-type="float" office:value="1943" calcext:value-type="float">
            <text:p>1943</text:p>
          </table:table-cell>
          <table:table-cell office:value-type="float" office:value="2070" calcext:value-type="float">
            <text:p>2070</text:p>
          </table:table-cell>
          <table:table-cell table:formula="of:=[.B16]/[.A16]" office:value-type="float" office:value="0.0118214716525935" calcext:value-type="float">
            <text:p>0.0118214717</text:p>
          </table:table-cell>
          <table:table-cell office:value-type="float" office:value="5641176" calcext:value-type="float">
            <text:p>5641176</text:p>
          </table:table-cell>
          <table:table-cell office:value-type="float" office:value="5373223" calcext:value-type="float">
            <text:p>5373223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366" calcext:value-type="float">
            <text:p>4366</text:p>
          </table:table-cell>
          <table:table-cell office:value-type="float" office:value="4419" calcext:value-type="float">
            <text:p>4419</text:p>
          </table:table-cell>
          <table:table-cell office:value-type="float" office:value="2069" calcext:value-type="float">
            <text:p>2069</text:p>
          </table:table-cell>
          <table:table-cell office:value-type="float" office:value="2211" calcext:value-type="float">
            <text:p>2211</text:p>
          </table:table-cell>
          <table:table-cell table:formula="of:=[.B17]/[.A17]" office:value-type="float" office:value="0.0119882379552138" calcext:value-type="float">
            <text:p>0.011988238</text:p>
          </table:table-cell>
          <table:table-cell office:value-type="float" office:value="5638777" calcext:value-type="float">
            <text:p>5638777</text:p>
          </table:table-cell>
          <table:table-cell office:value-type="float" office:value="5350284" calcext:value-type="float">
            <text:p>5350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 style:data-style-name="N2" text:time-value="15:07:48.418125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9:29:02.457275242</meta:creation-date>
    <dc:date>2018-12-02T16:08:48.390708908</dc:date>
    <meta:editing-duration>PT2H22M50S</meta:editing-duration>
    <meta:editing-cycles>22</meta:editing-cycles>
    <meta:generator>LibreOffice/5.1.6.2$Linux_X86_64 LibreOffice_project/10m0$Build-2</meta:generator>
    <meta:document-statistic meta:table-count="3" meta:cell-count="39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62cm" svg:height="9cm" xlink:href=".." xlink:type="simple" chart:class="chart:bar" chart:style-name="ch1">
        <chart:title svg:x="5.346cm" svg:y="0.316cm" chart:style-name="ch2">
          <text:p>Abortions by Scheduler</text:p>
        </chart:title>
        <chart:legend chart:legend-position="end" svg:x="12.246cm" svg:y="3.952cm" style:legend-expansion="high" chart:style-name="ch3"/>
        <chart:plot-area chart:style-name="ch4" table:cell-range-address="EDF.A1:EDF.C17" chart:data-source-has-labels="both" svg:x="1.32cm" svg:y="1.275cm" svg:width="10.617cm" svg:height="6.5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7cm" svg:y="1.275cm" svg:width="9.883cm" svg:height="5.4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745cm" svg:y="8.019cm" chart:style-name="ch6">
              <text:p>Number of Jobs Activated</text:p>
            </chart:title>
            <chart:categories table:cell-range-address="EDF.A2:EDF.A17"/>
            <chart:grid chart:style-name="ch7" chart:class="major"/>
          </chart:axis>
          <chart:axis chart:dimension="y" chart:name="primary-y" chart:style-name="ch8">
            <chart:title svg:x="0.451cm" svg:y="5.567cm" chart:style-name="ch9">
              <text:p>Aborted Jobs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EDF.B2:EDF.B17" chart:label-cell-address="EDF.B1:EDF.B1" chart:class="chart:bar">
            <chart:data-point chart:repeated="16"/>
          </chart:series>
          <chart:series chart:style-name="ch11" chart:values-cell-range-address="EDF.C2:EDF.C17" chart:label-cell-address="EDF.C1:EDF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ortions (NN)</text:p>
                <draw:g>
                  <svg:desc>EDF.B1:EDF.B1</svg:desc>
                </draw:g>
              </table:table-cell>
              <table:table-cell office:value-type="string">
                <text:p>Abortions (EDF)</text:p>
                <draw:g>
                  <svg:desc>EDF.C1:EDF.C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EDF.A2:EDF.A17</svg:desc>
                </draw:g>
              </table:table-cell>
              <table:table-cell office:value-type="float" office:value="3">
                <text:p>3</text:p>
                <draw:g>
                  <svg:desc>EDF.B2:EDF.B17</svg:desc>
                </draw:g>
              </table:table-cell>
              <table:table-cell office:value-type="float" office:value="0">
                <text:p>0</text:p>
                <draw:g>
                  <svg:desc>EDF.C2:EDF.C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4cm" svg:y="0.316cm" chart:style-name="ch2">
          <text:p>Abortion Ratios (EDF)</text:p>
        </chart:title>
        <chart:legend chart:legend-position="end" svg:x="13.068cm" svg:y="4.201cm" style:legend-expansion="high" chart:style-name="ch3"/>
        <chart:plot-area chart:style-name="ch4" table:cell-range-address="EDF.A2:EDF.A17 EDF.H1:EDF.H17" chart:data-source-has-labels="both" svg:x="1.331cm" svg:y="1.275cm" svg:width="11.417cm" svg:height="6.564cm">
          <chartooo:coordinate-region svg:x="2.429cm" svg:y="1.275cm" svg:width="10.178cm" svg:height="5.311cm"/>
          <chart:axis chart:dimension="x" chart:name="primary-x" chart:style-name="ch5" chartooo:axis-type="auto">
            <chartooo:date-scale/>
            <chart:title svg:x="5.156cm" svg:y="8.019cm" chart:style-name="ch6">
              <text:p>Number of Jobs Activated</text:p>
            </chart:title>
            <chart:categories table:cell-range-address="EDF.A2:EDF.A17"/>
          </chart:axis>
          <chart:axis chart:dimension="y" chart:name="primary-y" chart:style-name="ch5">
            <chart:title svg:x="0.451cm" svg:y="7.128cm" chart:style-name="ch7">
              <text:p>Ratio of Abortions to Jobs Activated</text:p>
            </chart:title>
            <chart:grid chart:style-name="ch8" chart:class="major"/>
          </chart:axis>
          <chart:series chart:style-name="ch9" chart:values-cell-range-address="EDF.H2:EDF.H17" chart:label-cell-address="EDF.H1:EDF.H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(NN)</text:p>
                <draw:g>
                  <svg:desc>EDF.H1:EDF.H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EDF.A2:EDF.A17</svg:desc>
                </draw:g>
              </table:table-cell>
              <table:table-cell office:value-type="float" office:value="0.0107913669064748">
                <text:p>0.0107913669064748</text:p>
                <draw:g>
                  <svg:desc>EDF.H2:EDF.H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108303249097473">
                <text:p>0.010830324909747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120336943441637">
                <text:p>0.0120336943441637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0993676603432701">
                <text:p>0.00993676603432701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12292118582791">
                <text:p>0.012292118582791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13855421686747">
                <text:p>0.01385542168674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0.0134297520661157">
                <text:p>0.0134297520661157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0.0117593848937133">
                <text:p>0.0117593848937133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0.0120578778135048">
                <text:p>0.0120578778135048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0.0119392185238784">
                <text:p>0.0119392185238784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0.00994874886946036">
                <text:p>0.00994874886946036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0.0122460339549123">
                <text:p>0.0122460339549123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0.0130277442702051">
                <text:p>0.0130277442702051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0.0108572721103823">
                <text:p>0.0108572721103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Preemptions (EDF)</text:p>
        </chart:title>
        <chart:legend chart:legend-position="end" svg:x="12.308cm" svg:y="3.952cm" style:legend-expansion="high" chart:style-name="ch3"/>
        <chart:plot-area chart:style-name="ch4" table:cell-range-address="EDF.A2:EDF.A17 EDF.F1:EDF.G17" chart:data-source-has-labels="both" svg:x="1.331cm" svg:y="1.275cm" svg:width="10.657cm" svg:height="6.564cm">
          <chartooo:coordinate-region svg:x="2.323cm" svg:y="1.275cm" svg:width="9.665cm" svg:height="5.311cm"/>
          <chart:axis chart:dimension="x" chart:name="primary-x" chart:style-name="ch5" chartooo:axis-type="auto">
            <chartooo:date-scale/>
            <chart:title svg:x="4.776cm" svg:y="8.019cm" chart:style-name="ch6">
              <text:p>Number of Jobs Activated</text:p>
            </chart:title>
            <chart:categories table:cell-range-address="EDF.A2:EDF.A17"/>
          </chart:axis>
          <chart:axis chart:dimension="y" chart:name="primary-y" chart:style-name="ch7">
            <chart:title svg:x="0.451cm" svg:y="5.527cm" chart:style-name="ch8">
              <text:p>Preemptions</text:p>
            </chart:title>
            <chart:grid chart:style-name="ch9" chart:class="major"/>
          </chart:axis>
          <chart:series chart:style-name="ch10" chart:values-cell-range-address="EDF.F2:EDF.F17" chart:label-cell-address="EDF.F1:EDF.F1" chart:class="chart:bar">
            <chart:data-point chart:repeated="16"/>
          </chart:series>
          <chart:series chart:style-name="ch11" chart:values-cell-range-address="EDF.G2:EDF.G17" chart:label-cell-address="EDF.G1:EDF.G1" chart:class="chart:bar">
            <chart:data-point chart:repeated="6"/>
            <chart:data-point chart:style-name="ch12" chart:repeated="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emptions (NN)</text:p>
                <draw:g>
                  <svg:desc>EDF.F1:EDF.F1</svg:desc>
                </draw:g>
              </table:table-cell>
              <table:table-cell office:value-type="string">
                <text:p>Preemptions (EDF)</text:p>
                <draw:g>
                  <svg:desc>EDF.G1:EDF.G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EDF.A2:EDF.A17</svg:desc>
                </draw:g>
              </table:table-cell>
              <table:table-cell office:value-type="float" office:value="128">
                <text:p>128</text:p>
                <draw:g>
                  <svg:desc>EDF.F2:EDF.F17</svg:desc>
                </draw:g>
              </table:table-cell>
              <table:table-cell office:value-type="float" office:value="132">
                <text:p>132</text:p>
                <draw:g>
                  <svg:desc>EDF.G2:EDF.G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383">
                <text:p>3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524">
                <text:p>5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644">
                <text:p>64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903">
                <text:p>903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1027">
                <text:p>102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1153">
                <text:p>115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1293">
                <text:p>1293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1416">
                <text:p>1416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1578">
                <text:p>157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1687">
                <text:p>168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1802">
                <text:p>1802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1921">
                <text:p>1921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2084">
                <text:p>2084</text:p>
              </table:table-cell>
              <table:table-cell office:value-type="float" office:value="2134">
                <text:p>2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91cm" svg:height="9cm" xlink:href=".." xlink:type="simple" chart:class="chart:scatter" chart:column-mapping="" chart:style-name="ch1">
        <chart:title svg:x="4.021cm" svg:y="0.316cm" chart:style-name="ch2">
          <text:p>Average Task Completion Time (EDF)</text:p>
        </chart:title>
        <chart:legend chart:legend-position="end" svg:x="9.802cm" svg:y="3.454cm" style:legend-expansion="high" chart:style-name="ch3"/>
        <chart:plot-area chart:style-name="ch4" table:cell-range-address="EDF.A2:EDF.A17 EDF.I1:EDF.J17" chart:data-source-has-labels="both" svg:x="1.322cm" svg:y="1.275cm" svg:width="8.169cm" svg:height="6.564cm">
          <chartooo:coordinate-region svg:x="2.869cm" svg:y="1.474cm" svg:width="6.25cm" svg:height="5.718cm"/>
          <chart:axis chart:dimension="x" chart:name="primary-x" chart:style-name="ch5" chartooo:axis-type="auto">
            <chart:title svg:x="4.568cm" svg:y="8.019cm" chart:style-name="ch6">
              <text:p>Activations</text:p>
            </chart:title>
            <chart:categories table:cell-range-address="EDF.A2:EDF.A17"/>
          </chart:axis>
          <chart:axis chart:dimension="y" chart:name="primary-y" chart:style-name="ch5">
            <chart:title svg:x="0.451cm" svg:y="6.361cm" chart:style-name="ch7">
              <text:p>Milliseconds (simulated)</text:p>
            </chart:title>
            <chart:grid chart:style-name="ch8" chart:class="major"/>
          </chart:axis>
          <chart:series chart:style-name="ch9" chart:values-cell-range-address="EDF.I2:EDF.I17" chart:label-cell-address="EDF.I1:EDF.I1" chart:class="chart:scatter">
            <chart:domain table:cell-range-address="EDF.A2:EDF.A17"/>
            <chart:regression-curve chart:style-name="ch10"/>
            <chart:data-point chart:repeated="16"/>
          </chart:series>
          <chart:series chart:style-name="ch11" chart:values-cell-range-address="EDF.J2:EDF.J17" chart:label-cell-address="EDF.J1:EDF.J1" chart:class="chart:scatter"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Task Time (EDF)</text:p>
                <draw:g>
                  <svg:desc>EDF.I1:EDF.I1</svg:desc>
                </draw:g>
              </table:table-cell>
              <table:table-cell office:value-type="string">
                <text:p>Avg Task Time (NN)</text:p>
                <draw:g>
                  <svg:desc>EDF.J1:EDF.J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EDF.A2:EDF.A17</svg:desc>
                </draw:g>
              </table:table-cell>
              <table:table-cell office:value-type="float" office:value="278">
                <text:p>278</text:p>
                <draw:g>
                  <svg:desc>EDF.A2:EDF.A17</svg:desc>
                </draw:g>
              </table:table-cell>
              <table:table-cell office:value-type="float" office:value="5441708">
                <text:p>5441708</text:p>
                <draw:g>
                  <svg:desc>EDF.I2:EDF.I17</svg:desc>
                </draw:g>
              </table:table-cell>
              <table:table-cell office:value-type="float" office:value="5355441">
                <text:p>5355441</text:p>
                <draw:g>
                  <svg:desc>EDF.J2:EDF.J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439289">
                <text:p>5439289</text:p>
              </table:table-cell>
              <table:table-cell office:value-type="float" office:value="5368543">
                <text:p>536854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5440433">
                <text:p>5440433</text:p>
              </table:table-cell>
              <table:table-cell office:value-type="float" office:value="5297794">
                <text:p>5297794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5440856">
                <text:p>5440856</text:p>
              </table:table-cell>
              <table:table-cell office:value-type="float" office:value="5422736">
                <text:p>5422736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5439988">
                <text:p>5439988</text:p>
              </table:table-cell>
              <table:table-cell office:value-type="float" office:value="5396673">
                <text:p>5396673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5440393">
                <text:p>5440393</text:p>
              </table:table-cell>
              <table:table-cell office:value-type="float" office:value="5379391">
                <text:p>5379391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5440019">
                <text:p>5440019</text:p>
              </table:table-cell>
              <table:table-cell office:value-type="float" office:value="5375152">
                <text:p>5375152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2211">
                <text:p>2211</text:p>
              </table:table-cell>
              <table:table-cell office:value-type="float" office:value="5440371">
                <text:p>5440371</text:p>
              </table:table-cell>
              <table:table-cell office:value-type="float" office:value="5396934">
                <text:p>5396934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2488">
                <text:p>2488</text:p>
              </table:table-cell>
              <table:table-cell office:value-type="float" office:value="5450271">
                <text:p>5450271</text:p>
              </table:table-cell>
              <table:table-cell office:value-type="float" office:value="5442413">
                <text:p>5442413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2764">
                <text:p>2764</text:p>
              </table:table-cell>
              <table:table-cell office:value-type="float" office:value="5440289">
                <text:p>5440289</text:p>
              </table:table-cell>
              <table:table-cell office:value-type="float" office:value="5369193">
                <text:p>5369193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5440723">
                <text:p>5440723</text:p>
              </table:table-cell>
              <table:table-cell office:value-type="float" office:value="5340073">
                <text:p>5340073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3317">
                <text:p>3317</text:p>
              </table:table-cell>
              <table:table-cell office:value-type="float" office:value="5442433">
                <text:p>5442433</text:p>
              </table:table-cell>
              <table:table-cell office:value-type="float" office:value="5420437">
                <text:p>5420437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3593">
                <text:p>3593</text:p>
              </table:table-cell>
              <table:table-cell office:value-type="float" office:value="5440555">
                <text:p>5440555</text:p>
              </table:table-cell>
              <table:table-cell office:value-type="float" office:value="5350855">
                <text:p>5350855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3869">
                <text:p>3869</text:p>
              </table:table-cell>
              <table:table-cell office:value-type="float" office:value="5440020">
                <text:p>5440020</text:p>
              </table:table-cell>
              <table:table-cell office:value-type="float" office:value="5363968">
                <text:p>5363968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4145">
                <text:p>4145</text:p>
              </table:table-cell>
              <table:table-cell office:value-type="float" office:value="5441628">
                <text:p>5441628</text:p>
              </table:table-cell>
              <table:table-cell office:value-type="float" office:value="5377401">
                <text:p>5377401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4421">
                <text:p>4421</text:p>
              </table:table-cell>
              <table:table-cell office:value-type="float" office:value="5441628">
                <text:p>5441628</text:p>
              </table:table-cell>
              <table:table-cell office:value-type="float" office:value="5359120">
                <text:p>53591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69cm" svg:height="9.005cm" xlink:href=".." xlink:type="simple" chart:class="chart:bar" chart:style-name="ch1">
        <chart:title svg:x="6.199cm" svg:y="0.316cm" chart:style-name="ch2">
          <text:p>Abortions by Scheduler</text:p>
        </chart:title>
        <chart:legend chart:legend-position="end" svg:x="14.112cm" svg:y="3.954cm" style:legend-expansion="high" chart:style-name="ch3"/>
        <chart:plot-area chart:style-name="ch4" table:cell-range-address="RM.A1:RM.C17" chart:data-source-has-labels="both" svg:x="1.354cm" svg:y="1.275cm" svg:width="12.415cm" svg:height="6.56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76cm" svg:y="1.275cm" svg:width="11.791cm" svg:height="5.4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551cm" svg:y="8.024cm" chart:style-name="ch6">
              <text:p>Aborted Jobs</text:p>
            </chart:title>
            <chart:categories table:cell-range-address="RM.A2:RM.A17"/>
          </chart:axis>
          <chart:axis chart:dimension="y" chart:name="primary-y" chart:style-name="ch7">
            <chart:title svg:x="0.451cm" svg:y="6.442cm" chart:style-name="ch8">
              <text:p>Number of Jobs Activated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RM.B2:RM.B17" chart:label-cell-address="RM.B1:RM.B1" chart:class="chart:bar">
            <chart:data-point chart:repeated="16"/>
          </chart:series>
          <chart:series chart:style-name="ch11" chart:values-cell-range-address="RM.C2:RM.C17" chart:label-cell-address="RM.C1:RM.C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ortions (NN)</text:p>
                <draw:g>
                  <svg:desc>RM.B1:RM.B1</svg:desc>
                </draw:g>
              </table:table-cell>
              <table:table-cell office:value-type="string">
                <text:p>Abortions (RM)</text:p>
                <draw:g>
                  <svg:desc>RM.C1:RM.C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RM.A2:RM.A17</svg:desc>
                </draw:g>
              </table:table-cell>
              <table:table-cell office:value-type="float" office:value="2">
                <text:p>2</text:p>
                <draw:g>
                  <svg:desc>RM.B2:RM.B17</svg:desc>
                </draw:g>
              </table:table-cell>
              <table:table-cell office:value-type="float" office:value="0">
                <text:p>0</text:p>
                <draw:g>
                  <svg:desc>RM.C2:RM.C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85cm" svg:height="9cm" xlink:href=".." xlink:type="simple" chart:class="chart:line" chart:style-name="ch1">
        <chart:title svg:x="5.947cm" svg:y="0.316cm" chart:style-name="ch2">
          <text:p>Abortion Ratios for RM</text:p>
        </chart:title>
        <chart:legend chart:legend-position="end" svg:x="13.653cm" svg:y="4.201cm" style:legend-expansion="high" chart:style-name="ch3"/>
        <chart:plot-area chart:style-name="ch4" table:cell-range-address="RM.A2:RM.A17 RM.H1:RM.H17" chart:data-source-has-labels="both" svg:x="1.342cm" svg:y="1.275cm" svg:width="11.98cm" svg:height="6.564cm">
          <chartooo:coordinate-region svg:x="2.44cm" svg:y="1.275cm" svg:width="10.741cm" svg:height="5.311cm"/>
          <chart:axis chart:dimension="x" chart:name="primary-x" chart:style-name="ch5" chartooo:axis-type="auto">
            <chartooo:date-scale/>
            <chart:title svg:x="5.449cm" svg:y="8.019cm" chart:style-name="ch6">
              <text:p>Number of Jobs Activated</text:p>
            </chart:title>
            <chart:categories table:cell-range-address="RM.A2:RM.A17"/>
          </chart:axis>
          <chart:axis chart:dimension="y" chart:name="primary-y" chart:style-name="ch5">
            <chart:title svg:x="0.451cm" svg:y="7.128cm" chart:style-name="ch7">
              <text:p>Ratio of Abortions to Jobs Activated</text:p>
            </chart:title>
            <chart:grid chart:style-name="ch8" chart:class="major"/>
          </chart:axis>
          <chart:series chart:style-name="ch9" chart:values-cell-range-address="RM.H2:RM.H17" chart:label-cell-address="RM.H1:RM.H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(NN)</text:p>
                <draw:g>
                  <svg:desc>RM.H1:RM.H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RM.A2:RM.A17</svg:desc>
                </draw:g>
              </table:table-cell>
              <table:table-cell office:value-type="float" office:value="0.00719424460431655">
                <text:p>0.00719424460431655</text:p>
                <draw:g>
                  <svg:desc>RM.H2:RM.H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0144404332129964">
                <text:p>0.014440433212996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0108303249097473">
                <text:p>0.0108303249097473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0.013550135501355">
                <text:p>0.013550135501355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0.0101229211858279">
                <text:p>0.0101229211858279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0.012396694214876">
                <text:p>0.012396694214876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0.013116236996834">
                <text:p>0.013116236996834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0.0112540192926045">
                <text:p>0.0112540192926045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0.0130246020260492">
                <text:p>0.0130246020260492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0.0111842105263158">
                <text:p>0.0111842105263158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0.0114561350618028">
                <text:p>0.0114561350618028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0.0102978012802672">
                <text:p>0.0102978012802672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0.0113724476608943">
                <text:p>0.0113724476608943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0.0118214716525935">
                <text:p>0.0118214716525935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0.0119882379552138">
                <text:p>0.01198823795521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69cm" svg:height="9cm" xlink:href=".." xlink:type="simple" chart:class="chart:bar" chart:style-name="ch1">
        <chart:title svg:x="6.438cm" svg:y="0.316cm" chart:style-name="ch2">
          <text:p>Preemptions (RM)</text:p>
        </chart:title>
        <chart:legend chart:legend-position="end" svg:x="13.136cm" svg:y="3.952cm" style:legend-expansion="high" chart:style-name="ch3"/>
        <chart:plot-area chart:style-name="ch4" table:cell-range-address="RM.A2:RM.A17 RM.F1:RM.G17" chart:data-source-has-labels="both" svg:x="1.344cm" svg:y="1.275cm" svg:width="11.459cm" svg:height="6.564cm">
          <chartooo:coordinate-region svg:x="2.336cm" svg:y="1.275cm" svg:width="10.467cm" svg:height="5.311cm"/>
          <chart:axis chart:dimension="x" chart:name="primary-x" chart:style-name="ch5" chartooo:axis-type="auto">
            <chartooo:date-scale/>
            <chart:title svg:x="5.19cm" svg:y="8.019cm" chart:style-name="ch6">
              <text:p>Number of Jobs Activated</text:p>
            </chart:title>
            <chart:categories table:cell-range-address="RM.A2:RM.A17"/>
          </chart:axis>
          <chart:axis chart:dimension="y" chart:name="primary-y" chart:style-name="ch7">
            <chart:title svg:x="0.451cm" svg:y="5.527cm" chart:style-name="ch8">
              <text:p>Preemptions</text:p>
            </chart:title>
            <chart:grid chart:style-name="ch9" chart:class="major"/>
          </chart:axis>
          <chart:series chart:style-name="ch10" chart:values-cell-range-address="RM.F2:RM.F17" chart:label-cell-address="RM.F1:RM.F1" chart:class="chart:bar">
            <chart:data-point chart:repeated="16"/>
          </chart:series>
          <chart:series chart:style-name="ch11" chart:values-cell-range-address="RM.G2:RM.G17" chart:label-cell-address="RM.G1:RM.G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emptions (NN)</text:p>
                <draw:g>
                  <svg:desc>RM.F1:RM.F1</svg:desc>
                </draw:g>
              </table:table-cell>
              <table:table-cell office:value-type="string">
                <text:p>Preemptions (RM)</text:p>
                <draw:g>
                  <svg:desc>RM.G1:RM.G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RM.A2:RM.A17</svg:desc>
                </draw:g>
              </table:table-cell>
              <table:table-cell office:value-type="float" office:value="128">
                <text:p>128</text:p>
                <draw:g>
                  <svg:desc>RM.F2:RM.F17</svg:desc>
                </draw:g>
              </table:table-cell>
              <table:table-cell office:value-type="float" office:value="139">
                <text:p>139</text:p>
                <draw:g>
                  <svg:desc>RM.G2:RM.G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256">
                <text:p>25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390">
                <text:p>39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512">
                <text:p>512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647">
                <text:p>64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776">
                <text:p>77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900">
                <text:p>90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1025">
                <text:p>1025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1159">
                <text:p>1159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1293">
                <text:p>1293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1422">
                <text:p>142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1554">
                <text:p>1554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1680">
                <text:p>1680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1807">
                <text:p>1807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1943">
                <text:p>194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2069">
                <text:p>2069</text:p>
              </table:table-cell>
              <table:table-cell office:value-type="float" office:value="2211">
                <text:p>2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title svg:x="4.318cm" svg:y="0.316cm" chart:style-name="ch2">
          <text:p>Average Task Completion Time (RM)</text:p>
        </chart:title>
        <chart:legend chart:legend-position="end" svg:x="10.37cm" svg:y="3.454cm" style:legend-expansion="high" chart:style-name="ch3"/>
        <chart:plot-area chart:style-name="ch4" table:cell-range-address="RM.A2:RM.A17 RM.I1:RM.J17" chart:data-source-has-labels="both" svg:x="1.331cm" svg:y="1.275cm" svg:width="8.719cm" svg:height="6.564cm">
          <chartooo:coordinate-region svg:x="2.878cm" svg:y="1.474cm" svg:width="6.8cm" svg:height="5.719cm"/>
          <chart:axis chart:dimension="x" chart:name="primary-x" chart:style-name="ch5" chartooo:axis-type="auto">
            <chart:title svg:x="4.852cm" svg:y="8.019cm" chart:style-name="ch6">
              <text:p>Activations</text:p>
            </chart:title>
            <chart:categories table:cell-range-address="RM.A2:RM.A17"/>
          </chart:axis>
          <chart:axis chart:dimension="y" chart:name="primary-y" chart:style-name="ch5">
            <chart:title svg:x="0.451cm" svg:y="6.361cm" chart:style-name="ch7">
              <text:p>Milliseconds (simulated)</text:p>
            </chart:title>
            <chart:grid chart:style-name="ch8" chart:class="major"/>
          </chart:axis>
          <chart:series chart:style-name="ch9" chart:values-cell-range-address="RM.I2:RM.I17" chart:label-cell-address="RM.I1:RM.I1" chart:class="chart:scatter">
            <chart:domain table:cell-range-address="RM.A2:RM.A17"/>
            <chart:regression-curve chart:style-name="ch10"/>
            <chart:data-point chart:repeated="16"/>
          </chart:series>
          <chart:series chart:style-name="ch11" chart:values-cell-range-address="RM.J2:RM.J17" chart:label-cell-address="RM.J1:RM.J1" chart:class="chart:scatter"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Task Time (RM)</text:p>
                <draw:g>
                  <svg:desc>RM.I1:RM.I1</svg:desc>
                </draw:g>
              </table:table-cell>
              <table:table-cell office:value-type="string">
                <text:p>Avg Task Time (NN)</text:p>
                <draw:g>
                  <svg:desc>RM.J1:RM.J1</svg:desc>
                </draw:g>
              </table:table-cell>
            </table:table-row>
          </table:table-header-rows>
          <table:table-rows>
            <table:table-row>
              <table:table-cell office:value-type="float" office:value="278">
                <text:p>278</text:p>
                <draw:g>
                  <svg:desc>RM.A2:RM.A17</svg:desc>
                </draw:g>
              </table:table-cell>
              <table:table-cell office:value-type="float" office:value="278">
                <text:p>278</text:p>
                <draw:g>
                  <svg:desc>RM.A2:RM.A17</svg:desc>
                </draw:g>
              </table:table-cell>
              <table:table-cell office:value-type="float" office:value="5640115">
                <text:p>5640115</text:p>
                <draw:g>
                  <svg:desc>RM.I2:RM.I17</svg:desc>
                </draw:g>
              </table:table-cell>
              <table:table-cell office:value-type="float" office:value="5379310">
                <text:p>5379310</text:p>
                <draw:g>
                  <svg:desc>RM.J2:RM.J17</svg:desc>
                </draw:g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639684">
                <text:p>5639684</text:p>
              </table:table-cell>
              <table:table-cell office:value-type="float" office:value="5377703">
                <text:p>5377703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5664259">
                <text:p>5664259</text:p>
              </table:table-cell>
              <table:table-cell office:value-type="float" office:value="5349090">
                <text:p>5349090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5640615">
                <text:p>5640615</text:p>
              </table:table-cell>
              <table:table-cell office:value-type="float" office:value="5400793">
                <text:p>5400793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5638540">
                <text:p>5638540</text:p>
              </table:table-cell>
              <table:table-cell office:value-type="float" office:value="5379009">
                <text:p>5379009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660">
                <text:p>1660</text:p>
              </table:table-cell>
              <table:table-cell office:value-type="float" office:value="5640806">
                <text:p>5640806</text:p>
              </table:table-cell>
              <table:table-cell office:value-type="float" office:value="5395239">
                <text:p>5395239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936">
                <text:p>1936</text:p>
              </table:table-cell>
              <table:table-cell office:value-type="float" office:value="5638667">
                <text:p>5638667</text:p>
              </table:table-cell>
              <table:table-cell office:value-type="float" office:value="5364924">
                <text:p>5364924</text:p>
              </table:table-cell>
            </table:table-row>
            <table:table-row>
              <table:table-cell office:value-type="float" office:value="2211">
                <text:p>2211</text:p>
              </table:table-cell>
              <table:table-cell office:value-type="float" office:value="2211">
                <text:p>2211</text:p>
              </table:table-cell>
              <table:table-cell office:value-type="float" office:value="5639058">
                <text:p>5639058</text:p>
              </table:table-cell>
              <table:table-cell office:value-type="float" office:value="5380210">
                <text:p>5380210</text:p>
              </table:table-cell>
            </table:table-row>
            <table:table-row>
              <table:table-cell office:value-type="float" office:value="2488">
                <text:p>2488</text:p>
              </table:table-cell>
              <table:table-cell office:value-type="float" office:value="2488">
                <text:p>2488</text:p>
              </table:table-cell>
              <table:table-cell office:value-type="float" office:value="5650994">
                <text:p>5650994</text:p>
              </table:table-cell>
              <table:table-cell office:value-type="float" office:value="5361467">
                <text:p>5361467</text:p>
              </table:table-cell>
            </table:table-row>
            <table:table-row>
              <table:table-cell office:value-type="float" office:value="2764">
                <text:p>2764</text:p>
              </table:table-cell>
              <table:table-cell office:value-type="float" office:value="2764">
                <text:p>2764</text:p>
              </table:table-cell>
              <table:table-cell office:value-type="float" office:value="5645355">
                <text:p>5645355</text:p>
              </table:table-cell>
              <table:table-cell office:value-type="float" office:value="5368292">
                <text:p>5368292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3040">
                <text:p>3040</text:p>
              </table:table-cell>
              <table:table-cell office:value-type="float" office:value="5643438">
                <text:p>5643438</text:p>
              </table:table-cell>
              <table:table-cell office:value-type="float" office:value="5368807">
                <text:p>5368807</text:p>
              </table:table-cell>
            </table:table-row>
            <table:table-row>
              <table:table-cell office:value-type="float" office:value="3317">
                <text:p>3317</text:p>
              </table:table-cell>
              <table:table-cell office:value-type="float" office:value="3317">
                <text:p>3317</text:p>
              </table:table-cell>
              <table:table-cell office:value-type="float" office:value="5642288">
                <text:p>5642288</text:p>
              </table:table-cell>
              <table:table-cell office:value-type="float" office:value="5390636">
                <text:p>5390636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3593">
                <text:p>3593</text:p>
              </table:table-cell>
              <table:table-cell office:value-type="float" office:value="5641520">
                <text:p>5641520</text:p>
              </table:table-cell>
              <table:table-cell office:value-type="float" office:value="5406230">
                <text:p>5406230</text:p>
              </table:table-cell>
            </table:table-row>
            <table:table-row>
              <table:table-cell office:value-type="float" office:value="3869">
                <text:p>3869</text:p>
              </table:table-cell>
              <table:table-cell office:value-type="float" office:value="3869">
                <text:p>3869</text:p>
              </table:table-cell>
              <table:table-cell office:value-type="float" office:value="5639607">
                <text:p>5639607</text:p>
              </table:table-cell>
              <table:table-cell office:value-type="float" office:value="5388481">
                <text:p>5388481</text:p>
              </table:table-cell>
            </table:table-row>
            <table:table-row>
              <table:table-cell office:value-type="float" office:value="4145">
                <text:p>4145</text:p>
              </table:table-cell>
              <table:table-cell office:value-type="float" office:value="4145">
                <text:p>4145</text:p>
              </table:table-cell>
              <table:table-cell office:value-type="float" office:value="5641176">
                <text:p>5641176</text:p>
              </table:table-cell>
              <table:table-cell office:value-type="float" office:value="5373223">
                <text:p>5373223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4421">
                <text:p>4421</text:p>
              </table:table-cell>
              <table:table-cell office:value-type="float" office:value="5638777">
                <text:p>5638777</text:p>
              </table:table-cell>
              <table:table-cell office:value-type="float" office:value="5350284">
                <text:p>53502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39cm" svg:y="0.316cm" chart:style-name="ch2">
          <text:p>Tasks Completed per Epoch</text:p>
        </chart:title>
        <chart:legend chart:legend-position="end" svg:x="11.62cm" svg:y="3.454cm" style:legend-expansion="high" chart:style-name="ch3"/>
        <chart:plot-area chart:style-name="ch4" table:cell-range-address="TaskCompletionsEDF.A1:TaskCompletionsEDF.E11" chart:data-source-has-labels="both" svg:x="1.331cm" svg:y="1.275cm" svg:width="9.969cm" svg:height="6.564cm">
          <chartooo:coordinate-region svg:x="2.138cm" svg:y="1.474cm" svg:width="9.162cm" svg:height="5.718cm"/>
          <chart:axis chart:dimension="x" chart:name="primary-x" chart:style-name="ch5" chartooo:axis-type="auto">
            <chartooo:date-scale/>
            <chart:title svg:x="4.591cm" svg:y="8.019cm" chart:style-name="ch6">
              <text:p>Epoch (1 billion cycles)</text:p>
            </chart:title>
            <chart:categories table:cell-range-address="TaskCompletionsEDF.A2:TaskCompletionsEDF.A11"/>
          </chart:axis>
          <chart:axis chart:dimension="y" chart:name="primary-y" chart:style-name="ch7">
            <chart:title svg:x="0.451cm" svg:y="5.845cm" chart:style-name="ch8">
              <text:p>Tasks Completed</text:p>
            </chart:title>
            <chart:grid chart:style-name="ch9" chart:class="major"/>
          </chart:axis>
          <chart:series chart:style-name="ch10" chart:values-cell-range-address="TaskCompletionsEDF.B2:TaskCompletionsEDF.B11" chart:label-cell-address="TaskCompletionsEDF.B1:TaskCompletionsEDF.B1" chart:class="chart:bar">
            <chart:data-point chart:repeated="10"/>
          </chart:series>
          <chart:series chart:style-name="ch11" chart:values-cell-range-address="TaskCompletionsEDF.C2:TaskCompletionsEDF.C11" chart:label-cell-address="TaskCompletionsEDF.C1:TaskCompletionsEDF.C1" chart:class="chart:bar">
            <chart:data-point chart:repeated="10"/>
          </chart:series>
          <chart:series chart:style-name="ch12" chart:values-cell-range-address="TaskCompletionsEDF.D2:TaskCompletionsEDF.D11" chart:label-cell-address="TaskCompletionsEDF.D1:TaskCompletionsEDF.D1" chart:class="chart:bar">
            <chart:data-point chart:repeated="10"/>
          </chart:series>
          <chart:series chart:style-name="ch13" chart:values-cell-range-address="TaskCompletionsEDF.E2:TaskCompletionsEDF.E11" chart:label-cell-address="TaskCompletionsEDF.E1:TaskCompletionsEDF.E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N trained against EDF</text:p>
                <draw:g>
                  <svg:desc>TaskCompletionsEDF.B1:TaskCompletionsEDF.B1</svg:desc>
                </draw:g>
              </table:table-cell>
              <table:table-cell office:value-type="string">
                <text:p>NN trained against RM</text:p>
                <draw:g>
                  <svg:desc>TaskCompletionsEDF.C1:TaskCompletionsEDF.C1</svg:desc>
                </draw:g>
              </table:table-cell>
              <table:table-cell office:value-type="string">
                <text:p>EDF</text:p>
                <draw:g>
                  <svg:desc>TaskCompletionsEDF.D1:TaskCompletionsEDF.D1</svg:desc>
                </draw:g>
              </table:table-cell>
              <table:table-cell office:value-type="string">
                <text:p>RM</text:p>
                <draw:g>
                  <svg:desc>TaskCompletionsEDF.E1:TaskCompletionsEDF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skCompletionsEDF.A2:TaskCompletionsEDF.A11</svg:desc>
                </draw:g>
              </table:table-cell>
              <table:table-cell office:value-type="float" office:value="27">
                <text:p>27</text:p>
                <draw:g>
                  <svg:desc>TaskCompletionsEDF.B2:TaskCompletionsEDF.B11</svg:desc>
                </draw:g>
              </table:table-cell>
              <table:table-cell office:value-type="float" office:value="27">
                <text:p>27</text:p>
                <draw:g>
                  <svg:desc>TaskCompletionsEDF.C2:TaskCompletionsEDF.C11</svg:desc>
                </draw:g>
              </table:table-cell>
              <table:table-cell office:value-type="float" office:value="27">
                <text:p>27</text:p>
                <draw:g>
                  <svg:desc>TaskCompletionsEDF.D2:TaskCompletionsEDF.D11</svg:desc>
                </draw:g>
              </table:table-cell>
              <table:table-cell office:value-type="float" office:value="27">
                <text:p>27</text:p>
                <draw:g>
                  <svg:desc>TaskCompletionsEDF.E2:TaskCompletionsEDF.E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9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6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4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1">
                <text:p>271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